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fo:font-weight="bold" style:font-weight-asian="bold" style:font-weight-complex="bold"/>
    </style:style>
    <style:style style:name="P2" style:family="paragraph" style:parent-style-name="Standard">
      <style:paragraph-properties fo:line-height="200%"/>
      <style:text-properties fo:font-weight="bold" officeooo:paragraph-rsid="001e0ee9" style:font-weight-asian="bold" style:font-weight-complex="bold"/>
    </style:style>
    <style:style style:name="P3" style:family="paragraph" style:parent-style-name="Standard">
      <style:paragraph-properties fo:line-height="200%"/>
      <style:text-properties fo:font-weight="bold" officeooo:rsid="001d7a5f" officeooo:paragraph-rsid="001d7a5f" style:font-weight-asian="bold" style:font-weight-complex="bold"/>
    </style:style>
    <style:style style:name="P4" style:family="paragraph" style:parent-style-name="Standard">
      <style:paragraph-properties fo:line-height="200%"/>
      <style:text-properties style:font-name="Times New Roman" fo:font-weight="normal" officeooo:rsid="001d7a5f" officeooo:paragraph-rsid="001d7a5f" style:font-weight-asian="normal" style:font-weight-complex="normal"/>
    </style:style>
    <style:style style:name="P5" style:family="paragraph" style:parent-style-name="Standard">
      <style:paragraph-properties fo:line-height="200%"/>
      <style:text-properties style:font-name="Times New Roman" fo:font-weight="normal" officeooo:rsid="001df2cf" officeooo:paragraph-rsid="001df2cf" style:font-weight-asian="normal" style:font-weight-complex="normal"/>
    </style:style>
    <style:style style:name="P6" style:family="paragraph" style:parent-style-name="Standard">
      <style:paragraph-properties fo:line-height="200%"/>
      <style:text-properties style:font-name="Times New Roman" fo:font-weight="normal" officeooo:paragraph-rsid="001d7a5f" style:font-weight-asian="normal" style:font-weight-complex="normal"/>
    </style:style>
    <style:style style:name="T1" style:family="text">
      <style:text-properties officeooo:rsid="001df2cf"/>
    </style:style>
    <style:style style:name="T2" style:family="text">
      <style:text-properties officeooo:rsid="001d7a5f"/>
    </style:style>
    <style:style style:name="T3" style:family="text">
      <style:text-properties style:font-name="Times New Roman"/>
    </style:style>
    <style:style style:name="T4" style:family="text">
      <style:text-properties style:font-name="Times New Roman" officeooo:rsid="001e0e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4">Meharban Singh</text:span></text:span></text:p>
      <text:p text:style-name="P2"><text:span text:style-name="Strong_20_Emphasis"><text:span text:style-name="T4">4/18/2024</text:span></text:span></text:p>
      <text:p text:style-name="P1"><text:span text:style-name="Strong_20_Emphasis"><text:span text:style-name="T3">Justify development choices for your 3D scene</text:span></text:span><text:span text:style-name="T3">. </text:span></text:p>
      <text:p text:style-name="P6"><text:span text:style-name="T2"><text:tab/>For my project I decided to make a 3D render of my coffee equipment. I have four objects in the scene, a carafe, a dripper, a grinder, and a catch cup for the grinder. Each of these individual components were somewhat difficult but the most difficult item was definitely the grinder itself since there is so many shapes that go into making it and getting all those shapes correctly scaled and positioned was rather complex. I had to make several adjustments to the shapes and the positioning in order to get everything lined up properly. Another issue I had was getting the catch cup underneath the grinder in the correct position since it never seemed to line up correctly. With enough trial and error however I was able to make the proper adjustments and I think it ended up looking fine. I ended up using the drywall texture for both the catch cup and the grinder to mimic the matte white finish on the actual grinder. Another issue I had was once I had all the objects in the scene positioned correctly I would get very weird reflections from my light source that would make everything look extremely bright. I think this was partially due to the white color of the grinder which was reflecting light all over the scene. I fixed this by making the light farther away and lowering the specular intensity. The dripper and the carafe were simpler to do since they only consisted of two primitive shapes. I did however have some difficulty with the torus since it seemed to never fully cohere with the rest of the object but with some lighting and proper shading it seems to match. I decided to not use any textures for the dripper and the carafe since both of them use glass as their material and overlapping a texture on the glass made it seem less transparent and realistic and also botched the lighting when I would try to apply it. </text:span></text:p>
      <text:p text:style-name="P4"/>
      <text:p text:style-name="P3"><text:span text:style-name="Strong_20_Emphasis"><text:span text:style-name="T3">Explain how a user can navigate your 3D scene</text:span></text:span><text:span text:style-name="T3">. </text:span></text:p>
      <text:p text:style-name="P4"><text:tab/>Users can use the WASD keys to navigate throughout the scene and move the camera forward, backwards, sideways. For vertical movement I used the Q and E keys and the user can use these to <text:soft-page-break/>move the camera up and down. To adjust the pitch and yaw of the scene the user will have to use the mouse cursor to move. For the orthographic and p<text:span text:style-name="T1">erspective views the user can use the O and P keys to toggle between the two views.</text:span></text:p>
      <text:p text:style-name="P4"/>
      <text:p text:style-name="P3"><text:span text:style-name="Strong_20_Emphasis"><text:span text:style-name="T3">Explain the custom functions in your program that you are using to make your code more modular and organized</text:span></text:span><text:span text:style-name="T3"> </text:span></text:p>
      <text:p text:style-name="P5"><text:tab/>For the code I mostly stuck to what we were allowed to modify. The RenderScene() function was where I spent most of my time since this was where I had to make all of the adjustments for how to position and scale the objects in relation to the scene and also where I applied texture and lighting. The PrepareScene() function was where I added in all the shape meshes. The SetUpSceneLights() function was used to add lighting to the scene as well as color the lighting to make it seems like it was a sunny day. I used the DefineObjectMaterials() to create all the objects I needed for the scene. The LoadSceneTextures() was used to add all the textures for the scene and to pull the jpgs for the textures. Lastly I used the SetShaderColor() function to help change the colors of the objects in the scene to help match their real life counterparts. Overall, organizing the modularizing all the functions in this manner helped streamline the coding process by segmenting everything into clearly readable code that allows for concise and measurable changes to be made without spilling over into other parts of the cod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17T18:56:28.185000000</meta:creation-date>
    <dc:date>2024-04-18T09:30:42.604000000</dc:date>
    <meta:editing-duration>PT9M23S</meta:editing-duration>
    <meta:editing-cycles>2</meta:editing-cycles>
    <meta:generator>LibreOffice/7.2.6.2$Windows_X86_64 LibreOffice_project/b0ec3a565991f7569a5a7f5d24fed7f52653d754</meta:generator>
    <meta:document-statistic meta:table-count="0" meta:image-count="0" meta:object-count="0" meta:page-count="2" meta:paragraph-count="8" meta:word-count="647" meta:character-count="3598" meta:non-whitespace-character-count="2952"/>
  </office:meta>
</office:document-meta>
</file>